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40ca5"/>
    </style:style>
    <style:style style:name="P2" style:family="paragraph" style:parent-style-name="Text_20_body">
      <style:text-properties officeooo:paragraph-rsid="00140ca5"/>
    </style:style>
    <style:style style:name="P3" style:family="paragraph" style:parent-style-name="Text_20_body">
      <style:text-properties style:font-name="verdana" fo:font-size="10pt"/>
    </style:style>
    <style:style style:name="P4" style:family="paragraph" style:parent-style-name="Text_20_body">
      <style:paragraph-properties fo:text-align="end" style:justify-single-word="false"/>
      <style:text-properties style:font-name="verdana" fo:font-size="10pt"/>
    </style:style>
    <style:style style:name="T1" style:family="text">
      <style:text-properties fo:color="#ffffff" fo:font-size="1.5pt"/>
    </style:style>
    <style:style style:name="T2" style:family="text">
      <style:text-properties style:font-name="verdana" fo:font-size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2">1-Which of the following retains the information it’s storing when the power to the system is turned off?</text:span></text:span></text:p>
      <text:p text:style-name="P3">(A) CPU  </text:p>
      <text:p text:style-name="P3">(B) ROM</text:p>
      <text:p text:style-name="P3">(C) RAM</text:p>
      <text:p text:style-name="P3">(D) DIMM</text:p>
      <text:p text:style-name="P4">(Ans: B)</text:p>
      <text:p text:style-name="Text_20_body"> </text:p>
      <text:p text:style-name="Text_20_body"><text:span text:style-name="Strong_20_Emphasis"><text:span text:style-name="T2">2-A network of computers and other devices that is confined to a relatively small space is called?</text:span></text:span></text:p>
      <text:p text:style-name="P3">(A) Wide Area Network</text:p>
      <text:p text:style-name="P3">(B) Local Area Network</text:p>
      <text:p text:style-name="P3">(C) Global Network</text:p>
      <text:p text:style-name="P3">(D) Peer-to-Peer Network</text:p>
      <text:p text:style-name="P4">(Ans: B)</text:p>
      <text:p text:style-name="Text_20_body"> </text:p>
      <text:p text:style-name="Text_20_body"><text:span text:style-name="Strong_20_Emphasis"><text:span text:style-name="T2">3-Every computer connected to the Internet is identified by a unique four-part string, known as</text:span></text:span></text:p>
      <text:p text:style-name="P3">(A) IP address</text:p>
      <text:p text:style-name="P3">(B) Host name</text:p>
      <text:p text:style-name="P3">(C) Domain name</text:p>
      <text:p text:style-name="P3">(D) None of the above</text:p>
      <text:p text:style-name="P4">(Ans: A)</text:p>
      <text:p text:style-name="Text_20_body"> </text:p>
      <text:p text:style-name="Text_20_body"><text:span text:style-name="Strong_20_Emphasis"><text:span text:style-name="T2">4-ENIAC was the first general-purpose electronic computer. ENIAC stands for</text:span></text:span></text:p>
      <text:p text:style-name="P3">(A) Electronic Network Interactive Analytic Computer</text:p>
      <text:p text:style-name="P3">(B) Electronic Numerical Integrator and Computer</text:p>
      <text:p text:style-name="P3">(C) Electronic Network Integrated Analytical Computer</text:p>
      <text:p text:style-name="P3">(D) Electronic Numerical Integrated Automatic Computer</text:p>
      <text:p text:style-name="P4">(Ans: B)</text:p>
      <text:p text:style-name="Text_20_body"> </text:p>
      <text:p text:style-name="Text_20_body"><text:span text:style-name="Strong_20_Emphasis"><text:span text:style-name="T2">5-Which of the following statement is correct?</text:span></text:span></text:p>
      <text:p text:style-name="P3">(A) 1 KB = 1024 bytes</text:p>
      <text:p text:style-name="P3">(B) 1 MB=2048 bytes</text:p>
      <text:p text:style-name="P3"><text:soft-page-break/>(C) 1 MB = 1000 kilobytes</text:p>
      <text:p text:style-name="P3"><text:bookmark text:name="aswift_1_expand"/><text:bookmark text:name="aswift_1_anchor"/>(D) 1 KB = 1000 bytes</text:p>
      <text:p text:style-name="P4">(Ans: A)</text:p>
      <text:p text:style-name="Text_20_body"> </text:p>
      <text:p text:style-name="Text_20_body"><text:span text:style-name="Strong_20_Emphasis"><text:span text:style-name="T2">6-Which of the following memories must be refreshed many times per second?</text:span></text:span></text:p>
      <text:p text:style-name="P3">(A) Static RAM</text:p>
      <text:p text:style-name="P3">(B) Dynamic RAM</text:p>
      <text:p text:style-name="P3">(C) EPROM</text:p>
      <text:p text:style-name="P3">(D) ROM</text:p>
      <text:p text:style-name="P4">(Ans: B)</text:p>
      <text:p text:style-name="Text_20_body"> </text:p>
      <text:p text:style-name="Text_20_body"><text:span text:style-name="Strong_20_Emphasis"><text:span text:style-name="T2">7-.PNG refers to</text:span></text:span></text:p>
      <text:p text:style-name="P3">(A) Image file</text:p>
      <text:p text:style-name="P3">(B) Movie/animation file</text:p>
      <text:p text:style-name="P3">(C) Audio file</text:p>
      <text:p text:style-name="P3">(D) MS Office document</text:p>
      <text:p text:style-name="P4">(Ans: A)</text:p>
      <text:p text:style-name="Text_20_body"> </text:p>
      <text:p text:style-name="Text_20_body"><text:span text:style-name="Strong_20_Emphasis"><text:span text:style-name="T2">8-USB is a device used to store data and it stands for</text:span></text:span></text:p>
      <text:p text:style-name="P3">(A) Unlimited Service Band</text:p>
      <text:p text:style-name="P3">(B) Unlimited Serial Bus</text:p>
      <text:p text:style-name="P3">(C) Universal Serial Bus</text:p>
      <text:p text:style-name="P3">(D) Universal Service Bus</text:p>
      <text:p text:style-name="P4">(Ans: C)</text:p>
      <text:p text:style-name="Text_20_body"> </text:p>
      <text:p text:style-name="Text_20_body"><text:span text:style-name="Strong_20_Emphasis"><text:span text:style-name="T2">9- ______ is a technology that allows telephone calls to be made over computer networks like the Internet.</text:span></text:span></text:p>
      <text:p text:style-name="P3">(A) VoIP</text:p>
      <text:p text:style-name="P3">(B) GSM</text:p>
      <text:p text:style-name="P3">(C) Modem</text:p>
      <text:p text:style-name="P3">(D) CDMA</text:p>
      <text:p text:style-name="P4">(Ans: A)</text:p>
      <text:p text:style-name="Text_20_body"> </text:p>
      <text:p text:style-name="Text_20_body"><text:soft-page-break/><text:span text:style-name="Strong_20_Emphasis"><text:span text:style-name="T2">10-To identify TCP/IP errors such as connection problems ______ command can be used</text:span></text:span></text:p>
      <text:p text:style-name="P3">(A) FTP</text:p>
      <text:p text:style-name="P3">(B) Ping</text:p>
      <text:p text:style-name="P3">(C) POP3</text:p>
      <text:p text:style-name="P3">(D) STP</text:p>
      <text:p text:style-name="P4">(Ans: B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0:50:31.609393579</meta:creation-date>
    <dc:date>2018-11-15T10:56:14.360739594</dc:date>
    <meta:editing-duration>PT5M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69" meta:word-count="282" meta:character-count="1593" meta:non-whitespace-character-count="1360"/>
  </office:meta>
</office:document-meta>
</file>